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0.4in" style:rel-column-width="3785*"/>
    </style:style>
    <style:style style:name="Table1.C" style:family="table-column">
      <style:table-column-properties style:column-width="4.2167in" style:rel-column-width="399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0.4in" style:rel-column-width="3785*"/>
    </style:style>
    <style:style style:name="Table2.C" style:family="table-column">
      <style:table-column-properties style:column-width="4.2167in" style:rel-column-width="399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officeooo:rsid="0014fa0d" officeooo:paragraph-rsid="0014fa0d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65212"/>
    </style:style>
    <style:style style:name="P6" style:family="paragraph" style:parent-style-name="Standard">
      <style:paragraph-properties fo:text-align="justify" style:justify-single-word="false"/>
      <style:text-properties fo:font-style="normal" officeooo:paragraph-rsid="00265996" style:font-style-asian="normal" style:font-style-complex="normal"/>
    </style:style>
    <style:style style:name="P7" style:family="paragraph" style:parent-style-name="Standard">
      <style:text-properties officeooo:rsid="0029ec3a"/>
    </style:style>
    <style:style style:name="P8" style:family="paragraph" style:parent-style-name="Standard">
      <style:text-properties officeooo:paragraph-rsid="002ac9f0"/>
    </style:style>
    <style:style style:name="P9" style:family="paragraph" style:parent-style-name="Standard">
      <style:text-properties officeooo:paragraph-rsid="002bd558"/>
    </style:style>
    <style:style style:name="P10" style:family="paragraph" style:parent-style-name="Standard">
      <style:text-properties officeooo:paragraph-rsid="002c6326"/>
    </style:style>
    <style:style style:name="P11" style:family="paragraph" style:parent-style-name="Standard">
      <style:paragraph-properties fo:text-align="justify" style:justify-single-word="false"/>
      <style:text-properties officeooo:rsid="00347a66" officeooo:paragraph-rsid="00347a66"/>
    </style:style>
    <style:style style:name="P12" style:family="paragraph" style:parent-style-name="Standard">
      <style:paragraph-properties fo:text-align="justify" style:justify-single-word="false"/>
      <style:text-properties officeooo:rsid="0036da90" officeooo:paragraph-rsid="0036da90"/>
    </style:style>
    <style:style style:name="P13" style:family="paragraph" style:parent-style-name="Standard">
      <style:text-properties officeooo:rsid="002d51cb" officeooo:paragraph-rsid="002c6326"/>
    </style:style>
    <style:style style:name="P14" style:family="paragraph" style:parent-style-name="Standard">
      <style:text-properties officeooo:rsid="0031b1cc" officeooo:paragraph-rsid="0031b1cc"/>
    </style:style>
    <style:style style:name="P15" style:family="paragraph" style:parent-style-name="Heading">
      <style:text-properties officeooo:rsid="0023b1e7"/>
    </style:style>
    <style:style style:name="P16" style:family="paragraph" style:parent-style-name="Text_20_body">
      <style:text-properties officeooo:paragraph-rsid="002bd558"/>
    </style:style>
    <style:style style:name="P17" style:family="paragraph" style:parent-style-name="Text_20_body">
      <style:text-properties officeooo:paragraph-rsid="002d5cb5"/>
    </style:style>
    <style:style style:name="P18" style:family="paragraph" style:parent-style-name="Text_20_body">
      <style:text-properties officeooo:paragraph-rsid="003353bb"/>
    </style:style>
    <style:style style:name="P19" style:family="paragraph" style:parent-style-name="Text_20_body">
      <style:text-properties officeooo:rsid="002ac9f0" officeooo:paragraph-rsid="002ac9f0"/>
    </style:style>
    <style:style style:name="P20" style:family="paragraph" style:parent-style-name="Table_20_Contents">
      <style:text-properties officeooo:paragraph-rsid="002ac9f0"/>
    </style:style>
    <style:style style:name="P21" style:family="paragraph" style:parent-style-name="Table_20_Contents">
      <style:text-properties officeooo:rsid="002ac9f0" officeooo:paragraph-rsid="002ac9f0"/>
    </style:style>
    <style:style style:name="P22" style:family="paragraph" style:parent-style-name="Table_20_Contents">
      <style:text-properties fo:color="#0000ff" officeooo:rsid="002ac9f0" officeooo:paragraph-rsid="002ac9f0"/>
    </style:style>
    <style:style style:name="P23" style:family="paragraph" style:parent-style-name="Standard" style:list-style-name="L1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347a66"/>
    </style:style>
    <style:style style:name="P25" style:family="paragraph" style:parent-style-name="Standard" style:list-style-name="L3">
      <style:paragraph-properties fo:text-align="justify" style:justify-single-word="false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163df2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17e36f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38300" officeooo:paragraph-rsid="00238300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347a66" officeooo:paragraph-rsid="00347a66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3505ab" officeooo:paragraph-rsid="003505ab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0163df2" officeooo:paragraph-rsid="00163df2"/>
    </style:style>
    <style:style style:name="P32" style:family="paragraph" style:parent-style-name="Standard" style:list-style-name="L4">
      <style:text-properties officeooo:rsid="002ac9f0" officeooo:paragraph-rsid="002ac9f0"/>
    </style:style>
    <style:style style:name="P33" style:family="paragraph" style:parent-style-name="Standard" style:list-style-name="L4">
      <style:text-properties officeooo:rsid="002bd558" officeooo:paragraph-rsid="002bd558"/>
    </style:style>
    <style:style style:name="P34" style:family="paragraph" style:parent-style-name="Standard" style:list-style-name="L7"/>
    <style:style style:name="P35" style:family="paragraph" style:parent-style-name="Standard" style:list-style-name="L7">
      <style:text-properties officeooo:paragraph-rsid="00193d68"/>
    </style:style>
    <style:style style:name="P36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officeooo:rsid="001c36ba" officeooo:paragraph-rsid="001c36ba"/>
    </style:style>
    <style:style style:name="P37" style:family="paragraph" style:parent-style-name="Standard" style:list-style-name="L3">
      <style:paragraph-properties fo:margin-left="0.9846in" fo:margin-right="0in" fo:text-indent="-0.25in" style:auto-text-indent="false"/>
    </style:style>
    <style:style style:name="P3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font-name="serif" fo:font-size="10.5pt" fo:font-weight="normal" officeooo:rsid="001d6d03" officeooo:paragraph-rsid="001d6d03" style:font-weight-asian="normal" style:font-weight-complex="normal"/>
    </style:style>
    <style:style style:name="P39" style:family="paragraph" style:parent-style-name="Text_20_body" style:list-style-name="L5">
      <style:text-properties officeooo:paragraph-rsid="002d5cb5"/>
    </style:style>
    <style:style style:name="P40" style:family="paragraph" style:parent-style-name="Text_20_body" style:list-style-name="L5">
      <style:text-properties officeooo:rsid="002d5cb5" officeooo:paragraph-rsid="002d5cb5"/>
    </style:style>
    <style:style style:name="P41" style:family="paragraph" style:parent-style-name="Text_20_body" style:list-style-name="L6">
      <style:text-properties officeooo:paragraph-rsid="003353bb"/>
    </style:style>
    <style:style style:name="P42" style:family="paragraph" style:parent-style-name="Text_20_body" style:list-style-name="L6">
      <style:text-properties officeooo:rsid="003353bb" officeooo:paragraph-rsid="003353bb"/>
    </style:style>
    <style:style style:name="P43" style:family="paragraph" style:parent-style-name="Heading_20_2">
      <style:text-properties officeooo:rsid="002ac9f0" officeooo:paragraph-rsid="002ac9f0"/>
    </style:style>
    <style:style style:name="P44" style:family="paragraph" style:parent-style-name="Heading_20_2">
      <style:text-properties officeooo:rsid="002bd558" officeooo:paragraph-rsid="002bd558"/>
    </style:style>
    <style:style style:name="P45" style:family="paragraph" style:parent-style-name="Heading_20_2">
      <style:text-properties officeooo:paragraph-rsid="002bd558"/>
    </style:style>
    <style:style style:name="P46" style:family="paragraph" style:parent-style-name="Heading_20_1">
      <style:text-properties officeooo:paragraph-rsid="002ac9f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fo:color="#0000ff" officeooo:rsid="002456ef"/>
    </style:style>
    <style:style style:name="T4" style:family="text">
      <style:text-properties fo:color="#0000ff" officeooo:rsid="002ac9f0"/>
    </style:style>
    <style:style style:name="T5" style:family="text">
      <style:text-properties fo:color="#0000ff" officeooo:rsid="002bd558"/>
    </style:style>
    <style:style style:name="T6" style:family="text">
      <style:text-properties fo:color="#0000ff" officeooo:rsid="002d51cb"/>
    </style:style>
    <style:style style:name="T7" style:family="text">
      <style:text-properties fo:color="#0000ff" officeooo:rsid="002fb608"/>
    </style:style>
    <style:style style:name="T8" style:family="text">
      <style:text-properties fo:color="#0000ff" officeooo:rsid="003353bb"/>
    </style:style>
    <style:style style:name="T9" style:family="text">
      <style:text-properties fo:color="#0000ff" officeooo:rsid="00386a1c"/>
    </style:style>
    <style:style style:name="T10" style:family="text">
      <style:text-properties officeooo:rsid="001478cb"/>
    </style:style>
    <style:style style:name="T11" style:family="text">
      <style:text-properties officeooo:rsid="00163df2"/>
    </style:style>
    <style:style style:name="T12" style:family="text">
      <style:text-properties officeooo:rsid="00176912"/>
    </style:style>
    <style:style style:name="T13" style:family="text">
      <style:text-properties officeooo:rsid="0017e36f"/>
    </style:style>
    <style:style style:name="T14" style:family="text">
      <style:text-properties style:font-name="sans-serif" fo:font-size="11.25pt" officeooo:rsid="00193d68"/>
    </style:style>
    <style:style style:name="T15" style:family="text">
      <style:text-properties fo:color="#ff0000"/>
    </style:style>
    <style:style style:name="T16" style:family="text">
      <style:text-properties style:use-window-font-color="true" officeooo:rsid="001a88fa"/>
    </style:style>
    <style:style style:name="T17" style:family="text">
      <style:text-properties officeooo:rsid="001c36ba"/>
    </style:style>
    <style:style style:name="T18" style:family="text">
      <style:text-properties officeooo:rsid="002456ef"/>
    </style:style>
    <style:style style:name="T19" style:family="text">
      <style:text-properties officeooo:rsid="0025381b"/>
    </style:style>
    <style:style style:name="T20" style:family="text">
      <style:text-properties officeooo:rsid="00265212"/>
    </style:style>
    <style:style style:name="T21" style:family="text">
      <style:text-properties officeooo:rsid="00265996"/>
    </style:style>
    <style:style style:name="T22" style:family="text">
      <style:text-properties officeooo:rsid="00281093"/>
    </style:style>
    <style:style style:name="T23" style:family="text">
      <style:text-properties officeooo:rsid="0029aa7f"/>
    </style:style>
    <style:style style:name="T24" style:family="text">
      <style:text-properties officeooo:rsid="002ab0da"/>
    </style:style>
    <style:style style:name="T25" style:family="text">
      <style:text-properties officeooo:rsid="002ac9f0"/>
    </style:style>
    <style:style style:name="T26" style:family="text">
      <style:text-properties officeooo:rsid="002bd558"/>
    </style:style>
    <style:style style:name="T27" style:family="text">
      <style:text-properties officeooo:rsid="002c6326"/>
    </style:style>
    <style:style style:name="T28" style:family="text">
      <style:text-properties officeooo:rsid="002d51cb"/>
    </style:style>
    <style:style style:name="T29" style:family="text">
      <style:text-properties officeooo:rsid="002d5cb5"/>
    </style:style>
    <style:style style:name="T30" style:family="text">
      <style:text-properties officeooo:rsid="002f4a26"/>
    </style:style>
    <style:style style:name="T31" style:family="text">
      <style:text-properties officeooo:rsid="002fb608"/>
    </style:style>
    <style:style style:name="T32" style:family="text">
      <style:text-properties officeooo:rsid="0031b1cc"/>
    </style:style>
    <style:style style:name="T33" style:family="text">
      <style:text-properties officeooo:rsid="003353bb"/>
    </style:style>
    <style:style style:name="T34" style:family="text">
      <style:text-properties officeooo:rsid="00347a66"/>
    </style:style>
    <style:style style:name="T35" style:family="text">
      <style:text-properties officeooo:rsid="00370845"/>
    </style:style>
    <style:style style:name="T36" style:family="text">
      <style:text-properties officeooo:rsid="00386a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Разработка интерактивной системы визуализации данных в физических моделях</text:p>
      <text:h text:style-name="Heading_20_1" text:outline-level="1">Введение</text:h>
      <text:p text:style-name="P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3">Цель, актуальность, план следующего изложения.</text:p>
      <text:p text:style-name="Standard"/>
      <text:p text:style-name="P5">Необходимость постановки <text:span text:style-name="T2">опыта</text:span> <text:span text:style-name="T1">(или эксперимента)</text:span> над системой (под системой понимается совокупность объектов, функционирующих и взаимодействуюищих друг с другом для достижения определённой цели – <text:span text:style-name="T1">в [2] написано, что такое определение даётся в [Шмидт, Тэйлор, 1970]</text:span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text:span text:style-name="T18">в результате</text:span> эксперимента будет невозможным её возвращение в <text:span text:style-name="T18">исходное</text:span> состояние, а, во-вторых,<text:span text:style-name="T18"> эксперимент</text:span> над реально существующей системой может <text:span text:style-name="T18">потребовать слишком больших затрат на его осуществление</text:span>. В таких случаях <text:span text:style-name="T18">возможно прибегнуть к моделированию</text:span>: построить модель – <text:span text:style-name="T2">упрощённый вариант системы </text:span><text:span text:style-name="T3">(что-нить о том, что этот вариант должен обладать требуемым свойствами)</text:span> – и провести эксперимент уже над моделью.<text:span text:style-name="T18"> </text:span><text:span text:style-name="T19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20">что сделает невозможным аналитическое моделирование или потребует бО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18"> </text:span><text:span text:style-name="T20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18">[2, стр. 23-34]</text:span></text:p>
      <text:p text:style-name="P2">сказать, что моделирование может быть физическим, аналитическим, но мы будем рассматривать имитационное</text:p>
      <text:p text:style-name="P2">фраза о том, что без инструмента визуализации моделирование невозможно.</text:p>
      <text:p text:style-name="P6"><text:span text:style-name="T22">Однако, моделирование невозможно без инструмента визуализации, позволяющего </text:span><text:span text:style-name="T34">изучать</text:span><text:span text:style-name="T22"> модель и исследовать результаты смоделированного </text:span><text:span text:style-name="T23">эксперимента: </text:span><text:span text:style-name="T34">работа с объектами на данных микроуровне чрезвычайно сложна, т. к. он представляет из себя огромный массив ячеек с частицами, в то время как визуализация позволяет получить качественную картину ???</text:span><text:span text:style-name="T22">. </text:span><text:span text:style-name="T21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22">К системе предъявляются требования, </text:span></text:p>
      <text:h text:style-name="Heading_20_1" text:outline-level="1"><text:soft-page-break/>Формирование требований</text:h>
      <text:p text:style-name="P4">Основными требованиями, предъявляемыми к системе, являются:</text:p>
      <text:list xml:id="list12843820751" text:style-name="L1">
        <text:list-item>
          <text:p text:style-name="P24">адекватность проблемной области</text:p>
        </text:list-item>
        <text:list-item>
          <text:p text:style-name="P23">открытость</text:p>
        </text:list-item>
        <text:list-item>
          <text:p text:style-name="P28">обработка больших объёмов данных</text:p>
        </text:list-item>
      </text:list>
      <text:p text:style-name="P11"/>
      <text:p text:style-name="P11">Под адекватностью предметной области подразумеваются соответствие системы предметной области: систем<text:span text:style-name="T35">а</text:span> созда<text:span text:style-name="T35">ёи</text:span>тся для изучения клеточно-автоматных моделей и должна быть удобна <text:span text:style-name="T36">для работы с такими моделями</text:span>:</text:p>
      <text:list xml:id="list732781473" text:style-name="L2">
        <text:list-item>
          <text:p text:style-name="P29">Отладка и изучение модели.</text:p>
        </text:list-item>
        <text:list-item>
          <text:p text:style-name="P30">Различные режим<text:span text:style-name="T36">ы отображения</text:span></text:p>
        </text:list-item>
        <text:list-item>
          <text:p text:style-name="P30">Работа с моделями и проектами</text:p>
        </text:list-item>
        <text:list-item>
          <text:p text:style-name="P30">И многое, многое другое...</text:p>
          <text:p text:style-name="P30"/>
        </text:list-item>
      </text:list>
      <text:p text:style-name="P4">Свойство открытости включает в себя:</text:p>
      <text:list xml:id="list1986158577" text:style-name="L3">
        <text:list-item>
          <text:p text:style-name="P25">Масштабируемость <text:span text:style-name="T24">по архитектуре (расширяемость) и по данным</text:span> – система должна быть готова к изменениям, связанным с включением поддержки новых <text:span text:style-name="T2">форматов</text:span><text:span text:style-name="T7"> и режимов отображения</text:span>, ранее не предусмотренных системой, т.к. требуется создание универсального инструмента, способного <text:span text:style-name="T2">визуализировать различные модели клеточных автоматов</text:span>.</text:p>
          <text:p text:style-name="P31">Добавление новых или изменения старых, которые при этом не затрагивали бы другие части системы.</text:p>
          <text:p text:style-name="P26"><text:span text:style-name="T12">T</text:span><text:span text:style-name="T11">o provide for change – typically enhancements – while minimizing impact to existing system functions.</text:span></text:p>
        </text:list-item>
        <text:list-item>
          <text:p text:style-name="P25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27"><text:span text:style-name="T13">Переносимость бывает разной для разных компонентов системы </text:span><text:span text:style-name="T17">[3, page 27]:</text:span></text:p>
        </text:list-item>
        <text:list-item>
          <text:p text:style-name="P36">Source code: компоненты должны собираться и запускаться на разных платформах.</text:p>
        </text:list-item>
        <text:list-item>
          <text:p text:style-name="P37"><text:span text:style-name="T17">Data portability: </text:span>The ability to move stored data from one application platform to another is fundamental to achieving the objective of application portability. </text:p>
        </text:list-item>
        <text:list-item>
          <text:p text:style-name="P38">User portability ???</text:p>
        </text:list-item>
        <text:list-item>
          <text:p text:style-name="P25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25">Application Software Interoperability and Application Platform Interoperability</text:p>
        </text:list-item>
        <text:list-item>
          <text:p text:style-name="P25">Дружественность интерфейса</text:p>
          <text:list>
            <text:list-item>
              <text:p text:style-name="P25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25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p text:style-name="P4"/>
      <text:p text:style-name="P12">Под возможностью обработки больших объёмов данных понимается способность системы визуализировать объекты данных,, размер которых преывашет размер оперативной памяти компьютера. Особенность клеточных автоматов состоит в том, что при большем объёме данных </text:p>
      <text:p text:style-name="P4"/>
      <text:p text:style-name="P4">* Гибкость -- слои и сборка из слоёв.</text:p>
      <text:p text:style-name="P4"><text:soft-page-break/>* Интерактивность (часть пользовательского интерфейса, часть адекватности)</text:p>
      <text:p text:style-name="P4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P7"/>
      <text:p text:style-name="Standard"/>
      <text:p text:style-name="Standard"/>
      <text:h text:style-name="Heading_20_1" text:outline-level="1">Обзор существующих систем</text:h>
      <text:p text:style-name="Standard">* обзор ~20 систем по одной форме (gnuplot, octave).</text:p>
      <text:p text:style-name="Standard">* вывод, что ни одна система не соответствует в полной мере требованиям.</text:p>
      <text:h text:style-name="P43" text:outline-level="2">Mirek's Celebration</text:h>
      <text:p text:style-name="P19">Система моделирования 1D и 2D клеточно-автоматных моделей.</text:p>
      <text:p text:style-name="P19">Имееет удобный, интуитивно понятный пользовательский интерфейс, хорошо документирована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Расширяемость</text:p>
          </table:table-cell>
          <table:table-cell table:style-name="Table1.A1" office:value-type="string">
            <text:p text:style-name="P21">+-</text:p>
          </table:table-cell>
          <table:table-cell table:style-name="Table1.C1" office:value-type="string">
            <text:p text:style-name="P21">Есть возможности встраивания DLL. Возможности расширения всё-таки ограничены.</text:p>
          </table:table-cell>
        </table:table-row>
        <table:table-row>
          <table:table-cell table:style-name="Table1.A2" office:value-type="string">
            <text:p text:style-name="P21">Интероперабельность</text:p>
          </table:table-cell>
          <table:table-cell table:style-name="Table1.A2" office:value-type="string">
            <text:p text:style-name="Table_20_Contents">?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Платформонезависимость</text:p>
          </table:table-cell>
          <table:table-cell table:style-name="Table1.A2" office:value-type="string">
            <text:p text:style-name="P21">-</text:p>
          </table:table-cell>
          <table:table-cell table:style-name="Table1.C2" office:value-type="string">
            <text:p text:style-name="P21">Win32</text:p>
          </table:table-cell>
        </table:table-row>
        <table:table-row>
          <table:table-cell table:style-name="Table1.A2" office:value-type="string">
            <text:p text:style-name="P21">Другжественный интерфейс</text:p>
          </table:table-cell>
          <table:table-cell table:style-name="Table1.A2" office:value-type="string">
            <text:p text:style-name="P21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Адекватность пред. обл.</text:p>
          </table:table-cell>
          <table:table-cell table:style-name="Table1.A2" office:value-type="string">
            <text:p text:style-name="P21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Большие объёмы данных</text:p>
          </table:table-cell>
          <table:table-cell table:style-name="Table1.A2" office:value-type="string">
            <text:p text:style-name="P21">-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9"/>
      <text:h text:style-name="P43" text:outline-level="2">Ansys Fluent</text:h>
      <text:p text:style-name="P19">Система моделирования широкого спектра физических процессов, в том числе и газовой динамики, обладает богатыми возможностями моделирования и визуализации.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Расширяемость</text:p>
          </table:table-cell>
          <table:table-cell table:style-name="Table2.A1" office:value-type="string">
            <text:p text:style-name="P21">+</text:p>
          </table:table-cell>
          <table:table-cell table:style-name="Table2.C1" office:value-type="string">
            <text:p text:style-name="P21">Возможность встраивания пользовательских функций.</text:p>
          </table:table-cell>
        </table:table-row>
        <table:table-row>
          <table:table-cell table:style-name="Table2.A2" office:value-type="string">
            <text:p text:style-name="P21">Интероперабельность</text:p>
          </table:table-cell>
          <table:table-cell table:style-name="Table2.A2" office:value-type="string">
            <text:p text:style-name="P20">??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Платформонезависимость</text:p>
          </table:table-cell>
          <table:table-cell table:style-name="Table2.A2" office:value-type="string">
            <text:p text:style-name="P21">??</text:p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Другжественный интерфейс</text:p>
          </table:table-cell>
          <table:table-cell table:style-name="Table2.A2" office:value-type="string">
            <text:p text:style-name="P21">+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Адекватность пред. обл.</text:p>
          </table:table-cell>
          <table:table-cell table:style-name="Table2.A2" office:value-type="string">
            <text:p text:style-name="P21">-</text:p>
          </table:table-cell>
          <table:table-cell table:style-name="Table2.C2" office:value-type="string">
            <text:p text:style-name="P21">Дифференциальные уравнения решаются классическими методами.</text:p>
          </table:table-cell>
        </table:table-row>
        <table:table-row>
          <table:table-cell table:style-name="Table2.A2" office:value-type="string">
            <text:p text:style-name="P22">Большие объёмы данных</text:p>
          </table:table-cell>
          <table:table-cell table:style-name="Table2.A2" office:value-type="string">
            <text:p text:style-name="P21">??</text:p>
          </table:table-cell>
          <table:table-cell table:style-name="Table2.C2" office:value-type="string">
            <text:p text:style-name="P20"/>
          </table:table-cell>
        </table:table-row>
      </table:table>
      <text:h text:style-name="P46" text:outline-level="1">Описание своей системы / <text:span text:style-name="T10">Aрхитектура</text:span></text:h>
      <text:p text:style-name="P8"><text:span text:style-name="T25">Архитектуру системы </text:span><text:span text:style-name="T36">представляет из себя</text:span><text:span text:style-name="T25"> 4 </text:span><text:span text:style-name="T36">взаимодействующих друг с другом</text:span><text:span text:style-name="T25"> модулей </text:span><text:span text:style-name="T4">(или ещё сказать, что есть часть, которая связывает данные модули)</text:span><text:span text:style-name="T25">:</text:span></text:p>
      <text:list xml:id="list2048071798" text:style-name="L4">
        <text:list-item>
          <text:p text:style-name="P32"><text:soft-page-break/>Взаимодействие с подсистемой моделирования</text:p>
        </text:list-item>
        <text:list-item>
          <text:p text:style-name="P32">Поддержка различных режимов отображения</text:p>
        </text:list-item>
        <text:list-item>
          <text:p text:style-name="P33">Поддержка графических библиотек</text:p>
        </text:list-item>
        <text:list-item>
          <text:p text:style-name="P33">Пользователский интерфейс</text:p>
        </text:list-item>
      </text:list>
      <text:p text:style-name="P9"><text:span text:style-name="T5">Открытая/модульная</text:span><text:span text:style-name="T26"> архитектура системы позволяет сделать замену реализации одного модуля прозрачной для остальных модулей.</text:span></text:p>
      <text:h text:style-name="P44" text:outline-level="2">Модуль взаимодействия с подсистемой моделирования</text:h>
      <text:p text:style-name="P16"><text:span text:style-name="T26">Был разработан интерфейс для обеспечения коммуникации подсистемы визуализации с одсистемой моделирования:</text:span><text:span text:style-name="T5">для подключения вычислител</text:span><text:span text:style-name="T9">я</text:span><text:span text:style-name="T5"> достаточно реализовать данный интерфейс и вуаля!</text:span><text:span text:style-name="T26"> На данный момент реализована поддержка разделяемых библиотек для запуска счёт</text:span><text:span text:style-name="T36">а</text:span><text:span text:style-name="T26"> на локальной машине и в процессе разработки поддержка запуска счёт</text:span><text:span text:style-name="T36">а</text:span><text:span text:style-name="T26"> </text:span><text:span text:style-name="T5">на удалённой машине, в том числе для моделирования на кластере</text:span><text:span text:style-name="T26">. Т.о. система удовлетворяет свойству интероперабельности.</text:span></text:p>
      <text:h text:style-name="P44" text:outline-level="2">Модуль поддержки режимов отображения</text:h>
      <text:p text:style-name="P17"><text:span text:style-name="T29">Для поддержки разрличных режимов отображения был так</text:span><text:span text:style-name="T31"> же</text:span><text:span text:style-name="T29"> разработан интерфейс для их подключения, что делает систему расширяемой. На данный момент релизованы:</text:span></text:p>
      <text:list xml:id="list129102787" text:style-name="L5">
        <text:list-item>
          <text:p text:style-name="P39"><text:span text:style-name="T29">Режим осреднения </text:span><text:span text:style-name="T33">(статистически-обобщённый)</text:span><text:span text:style-name="T29">.</text:span></text:p>
        </text:list-item>
        <text:list-item>
          <text:p text:style-name="P40">Режим лупы, позволяющий рабоатть с объектами данных на микроуровне.</text:p>
        </text:list-item>
        <text:list-item>
          <text:p text:style-name="P40">3D режим для получения полноценной картины.</text:p>
        </text:list-item>
      </text:list>
      <text:h text:style-name="P44" text:outline-level="2">Модуль поддержки графических библиотек</text:h>
      <text:p text:style-name="P18"><text:span text:style-name="T26">Система позволяет </text:span><text:span text:style-name="T27">отрисовывать изображения с использованием различных графических библиотек, </text:span><text:span text:style-name="T30">что возможно за счёт использовани</text:span><text:span text:style-name="T31">я</text:span><text:span text:style-name="T30">...???</text:span><text:span text:style-name="T32"> Подключение библиотеки осуществлеятся путём написания для неё обёртки, реализующей интерфейс подключения. </text:span><text:span text:style-name="T33">В данный момент используются следующие кроссплатформенные библиотеки:</text:span></text:p>
      <text:list xml:id="list2101700583" text:style-name="L6">
        <text:list-item>
          <text:p text:style-name="P42">Модули QtGUI и QtWidgets из библиотеки Qt.</text:p>
        </text:list-item>
        <text:list-item>
          <text:p text:style-name="P41"><text:span text:style-name="T33">OpenGL для </text:span><text:span text:style-name="T8">рендеринга</text:span><text:span text:style-name="T33"> 3D изображений.</text:span></text:p>
        </text:list-item>
      </text:list>
      <text:h text:style-name="P45" text:outline-level="2"><text:span text:style-name="T5">Модуль </text:span><text:span text:style-name="T26">пользовательского интерфейса</text:span></text:h>
      <text:p text:style-name="P10"><text:span text:style-name="T27">Представляет из себя MDI </text:span><text:span text:style-name="T6">интерфейс</text:span><text:span text:style-name="T28">. Dockable-окна с настройками, всё такое.</text:span></text:p>
      <text:p text:style-name="P13"/>
      <text:p text:style-name="P14">В лесу родилась елочка,</text:p>
      <text:p text:style-name="P14">В лесу она росла,</text:p>
      <text:p text:style-name="P14">Зимой и летом стройная,</text:p>
      <text:p text:style-name="P14">Зелёная была.</text:p>
      <text:h text:style-name="Heading_20_1" text:outline-level="1">Приложение/Пользователские функции</text:h>
      <text:p text:style-name="Standard"/>
      <text:p text:style-name="Standard"/>
      <text:h text:style-name="Heading_20_1" text:outline-level="1"><text:soft-page-break/>Литература</text:h>
      <text:list xml:id="list1843611567" text:style-name="L7">
        <text:list-item>
          <text:p text:style-name="P34"><text:a xlink:type="simple" xlink:href="http://www.osp.ru/os/1995/06/178768/">http://www.osp.ru/os/1995/06/178768/</text:a> - сво-ва открытых систем</text:p>
        </text:list-item>
        <text:list-item>
          <text:p text:style-name="P34">Аверилл М. Лоу, В. Дэвид Кельтон "Имитационное моделирование"</text:p>
        </text:list-item>
        <text:list-item>
          <text:p text:style-name="P35"><text:a xlink:type="simple" xlink:href="http://vsevteme.ru/attachments/show?content=7461"><text:span text:style-name="T14">http://vsevteme.ru/attachments/show?content=7461</text:span></text:a><text:span text:style-name="T14"> - IEEE Std 1003.0-1995 </text:span>IEEE Guide to the POSIX® Open System Environment (OSE) <text:span text:style-name="T15">!!! </text:span><text:span text:style-name="T16">+ определения на ~20 стр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03T17:04:54</meta:creation-date>
    <dc:date>2013-04-23T13:22:58</dc:date>
    <meta:editing-duration>PT8H54M20S</meta:editing-duration>
    <meta:editing-cycles>57</meta:editing-cycles>
    <meta:generator>LibreOffice/3.6$Linux_X86_64 LibreOffice_project/360m1$Build-304</meta:generator>
    <meta:document-statistic meta:table-count="2" meta:image-count="0" meta:object-count="0" meta:page-count="5" meta:paragraph-count="101" meta:word-count="1127" meta:character-count="9078" meta:non-whitespace-character-count="8079"/>
  </office:meta>
</office:document-meta>
</file>